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8653in" style:rel-column-width="8191*"/>
    </style:style>
    <style:style style:name="Table1.B" style:family="table-column">
      <style:table-column-properties style:column-width="0.866in" style:rel-column-width="8192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H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0.8653in" style:rel-column-width="8191*"/>
    </style:style>
    <style:style style:name="Table2.B" style:family="table-column">
      <style:table-column-properties style:column-width="0.866in" style:rel-column-width="8192*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H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H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0.8653in" style:rel-column-width="8191*"/>
    </style:style>
    <style:style style:name="Table3.B" style:family="table-column">
      <style:table-column-properties style:column-width="0.866in" style:rel-column-width="8192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H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H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weight="bold" officeooo:rsid="001b3701" officeooo:paragraph-rsid="001b3701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1b3701" officeooo:paragraph-rsid="001b3701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1b3701" officeooo:paragraph-rsid="001c2327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1c2327" officeooo:paragraph-rsid="001c2327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c6821" officeooo:paragraph-rsid="001c6821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c8c4b" officeooo:paragraph-rsid="001c8c4b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weight="normal" officeooo:rsid="001e2ef5" officeooo:paragraph-rsid="001e2ef5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e2ef5" officeooo:paragraph-rsid="001e942d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f136b" officeooo:paragraph-rsid="001f136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2118ec" officeooo:paragraph-rsid="002118e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weight="normal" officeooo:rsid="0024825e" officeooo:paragraph-rsid="0024825e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normal" officeooo:rsid="00264100" officeooo:paragraph-rsid="00264100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weight="normal" officeooo:rsid="002947cd" officeooo:paragraph-rsid="0029eb2e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weight="normal" officeooo:rsid="002d6e88" officeooo:paragraph-rsid="002d6e88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2ea419" officeooo:paragraph-rsid="002ea419" style:font-weight-asian="normal" style:font-weight-complex="normal"/>
    </style:style>
    <style:style style:name="P16" style:family="paragraph" style:parent-style-name="Table_20_Contents">
      <style:paragraph-properties fo:text-align="start" style:justify-single-word="false"/>
      <style:text-properties officeooo:rsid="001b3701" officeooo:paragraph-rsid="001b3701"/>
    </style:style>
    <style:style style:name="P17" style:family="paragraph" style:parent-style-name="Table_20_Contents">
      <style:paragraph-properties fo:text-align="start" style:justify-single-word="false"/>
      <style:text-properties officeooo:rsid="001b3701" officeooo:paragraph-rsid="001c2327"/>
    </style:style>
    <style:style style:name="P18" style:family="paragraph" style:parent-style-name="Table_20_Contents">
      <style:paragraph-properties fo:text-align="start" style:justify-single-word="false"/>
      <style:text-properties officeooo:rsid="001c2327" officeooo:paragraph-rsid="001c2327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2ea419" officeooo:paragraph-rsid="002ea419" style:font-weight-asian="normal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officeooo:rsid="0035ea06" officeooo:paragraph-rsid="0035ea06"/>
    </style:style>
    <style:style style:name="P21" style:family="paragraph" style:parent-style-name="Table_20_Contents">
      <style:paragraph-properties fo:text-align="start" style:justify-single-word="false"/>
      <style:text-properties officeooo:rsid="0037310d" officeooo:paragraph-rsid="0037310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1144d" style:font-weight-asian="bold" style:font-weight-complex="bold"/>
    </style:style>
    <style:style style:name="T3" style:family="text">
      <style:text-properties fo:font-weight="bold" officeooo:rsid="0029eb2e" style:font-weight-asian="bold" style:font-weight-complex="bold"/>
    </style:style>
    <style:style style:name="T4" style:family="text">
      <style:text-properties fo:font-weight="bold" officeooo:rsid="003286c9" style:font-weight-asian="bold" style:font-weight-complex="bold"/>
    </style:style>
    <style:style style:name="T5" style:family="text">
      <style:text-properties fo:font-weight="bold" officeooo:rsid="0033440c" style:font-weight-asian="bold" style:font-weight-complex="bold"/>
    </style:style>
    <style:style style:name="T6" style:family="text">
      <style:text-properties officeooo:rsid="001e942d"/>
    </style:style>
    <style:style style:name="T7" style:family="text">
      <style:text-properties officeooo:rsid="001f136b"/>
    </style:style>
    <style:style style:name="T8" style:family="text">
      <style:text-properties officeooo:rsid="001fb373"/>
    </style:style>
    <style:style style:name="T9" style:family="text">
      <style:text-properties officeooo:rsid="0021144d"/>
    </style:style>
    <style:style style:name="T10" style:family="text">
      <style:text-properties officeooo:rsid="0022f80c"/>
    </style:style>
    <style:style style:name="T11" style:family="text">
      <style:text-properties officeooo:rsid="002608f8"/>
    </style:style>
    <style:style style:name="T12" style:family="text">
      <style:text-properties officeooo:rsid="0027ef78"/>
    </style:style>
    <style:style style:name="T13" style:family="text">
      <style:text-properties officeooo:rsid="002984d2"/>
    </style:style>
    <style:style style:name="T14" style:family="text">
      <style:text-properties officeooo:rsid="0029eb2e"/>
    </style:style>
    <style:style style:name="T15" style:family="text">
      <style:text-properties officeooo:rsid="002b57a3"/>
    </style:style>
    <style:style style:name="T16" style:family="text">
      <style:text-properties officeooo:rsid="002bae68"/>
    </style:style>
    <style:style style:name="T17" style:family="text">
      <style:text-properties officeooo:rsid="00305631"/>
    </style:style>
    <style:style style:name="T18" style:family="text">
      <style:text-properties officeooo:rsid="003286c9"/>
    </style:style>
    <style:style style:name="T19" style:family="text">
      <style:text-properties officeooo:rsid="003352ff"/>
    </style:style>
    <style:style style:name="T20" style:family="text">
      <style:text-properties officeooo:rsid="0034fe3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nock Lock Program documentation</text:p>
      <text:p text:style-name="P1"/>
      <text:p text:style-name="P2">The button will be on PORTB0. <text:s/>The locking solenoid will be on PORTB1. <text:s/><text:span text:style-name="T19">The green LED is on PORTB2 and the red LED is on PORTB3.</text:span> <text:s/>We want the button to be an input (0) and the solenoid/<text:span text:style-name="T20">LEDS</text:span> to be an output (1), <text:s/>Thus, the<text:span text:style-name="T1"> DDRB</text:span> register should be set as 0x02:</text:p>
      <text:p text:style-name="P2"/>
      <table:table table:name="Table1" table:style-name="Table1">
        <table:table-column table:style-name="Table1.A"/>
        <table:table-column table:style-name="Table1.B" table:number-columns-repeated="7"/>
        <table:table-row>
          <table:table-cell table:style-name="Table1.A1" office:value-type="string">
            <text:p text:style-name="P16">Bit 7</text:p>
          </table:table-cell>
          <table:table-cell table:style-name="Table1.A1" office:value-type="string">
            <text:p text:style-name="P16">Bit 6</text:p>
          </table:table-cell>
          <table:table-cell table:style-name="Table1.A1" office:value-type="string">
            <text:p text:style-name="P16">Bit 5</text:p>
          </table:table-cell>
          <table:table-cell table:style-name="Table1.A1" office:value-type="string">
            <text:p text:style-name="P16">Bit 4</text:p>
          </table:table-cell>
          <table:table-cell table:style-name="Table1.A1" office:value-type="string">
            <text:p text:style-name="P16">Bit 3</text:p>
          </table:table-cell>
          <table:table-cell table:style-name="Table1.A1" office:value-type="string">
            <text:p text:style-name="P16">Bit 2</text:p>
          </table:table-cell>
          <table:table-cell table:style-name="Table1.A1" office:value-type="string">
            <text:p text:style-name="P16">Bit 1</text:p>
          </table:table-cell>
          <table:table-cell table:style-name="Table1.H1" office:value-type="string">
            <text:p text:style-name="P16">Bit 0</text:p>
          </table:table-cell>
        </table:table-row>
        <table:table-row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16">0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20">1</text:p>
          </table:table-cell>
          <table:table-cell table:style-name="Table1.A2" office:value-type="string">
            <text:p text:style-name="P16">1</text:p>
          </table:table-cell>
          <table:table-cell table:style-name="Table1.H2" office:value-type="string">
            <text:p text:style-name="P16">0</text:p>
          </table:table-cell>
        </table:table-row>
        <table:table-row>
          <table:table-cell table:style-name="Table1.A2" table:number-columns-spanned="4" office:value-type="string">
            <text:p text:style-name="P16">0</text:p>
          </table:table-cell>
          <table:covered-table-cell/>
          <table:covered-table-cell/>
          <table:covered-table-cell/>
          <table:table-cell table:style-name="Table1.H2" table:number-columns-spanned="4" office:value-type="string">
            <text:p text:style-name="P21">E</text:p>
          </table:table-cell>
          <table:covered-table-cell/>
          <table:covered-table-cell/>
          <table:covered-table-cell/>
        </table:table-row>
      </table:table>
      <text:p text:style-name="P2"/>
      <text:p text:style-name="P4">The button needs to use pull up resister mode, and the solenoid must be initially off. <text:s/>To do this, we need PORTB1 to be off, and PORTB0 on. <text:s/>This makes it so that the button pulls to ground when it is pressed. <text:s/>The <text:span text:style-name="T1">PORTB </text:span>register looks like this when the solenoid is off:</text:p>
      <text:p text:style-name="P3"/>
      <table:table table:name="Table2" table:style-name="Table2">
        <table:table-column table:style-name="Table2.A"/>
        <table:table-column table:style-name="Table2.B" table:number-columns-repeated="7"/>
        <table:table-row>
          <table:table-cell table:style-name="Table2.A1" office:value-type="string">
            <text:p text:style-name="P17">Bit 7</text:p>
          </table:table-cell>
          <table:table-cell table:style-name="Table2.A1" office:value-type="string">
            <text:p text:style-name="P17">Bit 6</text:p>
          </table:table-cell>
          <table:table-cell table:style-name="Table2.A1" office:value-type="string">
            <text:p text:style-name="P17">Bit 5</text:p>
          </table:table-cell>
          <table:table-cell table:style-name="Table2.A1" office:value-type="string">
            <text:p text:style-name="P17">Bit 4</text:p>
          </table:table-cell>
          <table:table-cell table:style-name="Table2.A1" office:value-type="string">
            <text:p text:style-name="P17">Bit 3</text:p>
          </table:table-cell>
          <table:table-cell table:style-name="Table2.A1" office:value-type="string">
            <text:p text:style-name="P17">Bit 2</text:p>
          </table:table-cell>
          <table:table-cell table:style-name="Table2.A1" office:value-type="string">
            <text:p text:style-name="P17">Bit 1</text:p>
          </table:table-cell>
          <table:table-cell table:style-name="Table2.H1" office:value-type="string">
            <text:p text:style-name="P17">Bit 0</text:p>
          </table:table-cell>
        </table:table-row>
        <table:table-row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7">0</text:p>
          </table:table-cell>
          <table:table-cell table:style-name="Table2.A2" office:value-type="string">
            <text:p text:style-name="P18">0</text:p>
          </table:table-cell>
          <table:table-cell table:style-name="Table2.H2" office:value-type="string">
            <text:p text:style-name="P18">1</text:p>
          </table:table-cell>
        </table:table-row>
        <table:table-row>
          <table:table-cell table:style-name="Table2.A2" table:number-columns-spanned="4" office:value-type="string">
            <text:p text:style-name="P17">0</text:p>
          </table:table-cell>
          <table:covered-table-cell/>
          <table:covered-table-cell/>
          <table:covered-table-cell/>
          <table:table-cell table:style-name="Table2.H2" table:number-columns-spanned="4" office:value-type="string">
            <text:p text:style-name="P18">1</text:p>
          </table:table-cell>
          <table:covered-table-cell/>
          <table:covered-table-cell/>
          <table:covered-table-cell/>
        </table:table-row>
      </table:table>
      <text:p text:style-name="P3"/>
      <text:p text:style-name="P4">Similarly, when the solenoid is on, the<text:span text:style-name="T1"> PORTB </text:span>register looks like this:</text:p>
      <text:p text:style-name="P3"/>
      <table:table table:name="Table3" table:style-name="Table3">
        <table:table-column table:style-name="Table3.A"/>
        <table:table-column table:style-name="Table3.B" table:number-columns-repeated="7"/>
        <table:table-row>
          <table:table-cell table:style-name="Table3.A1" office:value-type="string">
            <text:p text:style-name="P17">Bit 7</text:p>
          </table:table-cell>
          <table:table-cell table:style-name="Table3.A1" office:value-type="string">
            <text:p text:style-name="P17">Bit 6</text:p>
          </table:table-cell>
          <table:table-cell table:style-name="Table3.A1" office:value-type="string">
            <text:p text:style-name="P17">Bit 5</text:p>
          </table:table-cell>
          <table:table-cell table:style-name="Table3.A1" office:value-type="string">
            <text:p text:style-name="P17">Bit 4</text:p>
          </table:table-cell>
          <table:table-cell table:style-name="Table3.A1" office:value-type="string">
            <text:p text:style-name="P17">Bit 3</text:p>
          </table:table-cell>
          <table:table-cell table:style-name="Table3.A1" office:value-type="string">
            <text:p text:style-name="P17">Bit 2</text:p>
          </table:table-cell>
          <table:table-cell table:style-name="Table3.A1" office:value-type="string">
            <text:p text:style-name="P17">Bit 1</text:p>
          </table:table-cell>
          <table:table-cell table:style-name="Table3.H1" office:value-type="string">
            <text:p text:style-name="P17">Bit 0</text:p>
          </table:table-cell>
        </table:table-row>
        <table:table-row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7">0</text:p>
          </table:table-cell>
          <table:table-cell table:style-name="Table3.A2" office:value-type="string">
            <text:p text:style-name="P18">1</text:p>
          </table:table-cell>
          <table:table-cell table:style-name="Table3.H2" office:value-type="string">
            <text:p text:style-name="P18">1</text:p>
          </table:table-cell>
        </table:table-row>
        <table:table-row>
          <table:table-cell table:style-name="Table3.A2" table:number-columns-spanned="4" office:value-type="string">
            <text:p text:style-name="P17">0</text:p>
          </table:table-cell>
          <table:covered-table-cell/>
          <table:covered-table-cell/>
          <table:covered-table-cell/>
          <table:table-cell table:style-name="Table3.H2" table:number-columns-spanned="4" office:value-type="string">
            <text:p text:style-name="P18">3</text:p>
          </table:table-cell>
          <table:covered-table-cell/>
          <table:covered-table-cell/>
          <table:covered-table-cell/>
        </table:table-row>
      </table:table>
      <text:p text:style-name="P3"/>
      <text:p text:style-name="P5">The <text:span text:style-name="T1">PINB </text:span>register holds the current state of the ports. <text:s/>In this case, when the button is pressed, bit 0 will be a 0, and when it is not pressed, it will be a 1. <text:s/>The mask we need to check if the bit is set is 0x01.</text:p>
      <text:p text:style-name="P5"/>
      <text:p text:style-name="P6">For the timer, we need to set the CTC bit in the <text:span text:style-name="T1">TCCR0A </text:span>register. <text:s/>This will clear the timer and restart it every time the timer reaches the value we want.</text:p>
      <text:p text:style-name="P6"/>
      <text:p text:style-name="P7">We then need to set the pre-scaler to <text:span text:style-name="T15">64</text:span> in the <text:span text:style-name="T1">TCCR0B</text:span> register. To do this, we set CS0<text:span text:style-name="T16">1</text:span> and CS00 to a 1. <text:s/>This starts the clock.</text:p>
      <text:p text:style-name="P7"/>
      <text:p text:style-name="P8">Setting the <text:span text:style-name="T1">OCR0A</text:span> <text:span text:style-name="T7">(compare) </text:span>register to 1<text:span text:style-name="T15">2</text:span>5 makes the timer generate an interrupt every 1ms. <text:s/><text:span text:style-name="T6">Can use this site here to calculate the ticks: </text:span><text:a xlink:type="simple" xlink:href="http://eleccelerator.com/avr-timer-calculator"><text:span text:style-name="T6">http://eleccelerator.com/avr-timer-calculator</text:span></text:a></text:p>
      <text:p text:style-name="P8"/>
      <text:p text:style-name="P9">To enable an interrupt every time our compare value is met, we need to set bit OCIE0<text:span text:style-name="T8">A</text:span> in the <text:span text:style-name="T1">TIMSK0</text:span> register. <text:s/><text:span text:style-name="T9">We also need to include the &lt;avr/interrupt.h&gt; library and use the </text:span><text:span text:style-name="T2">sei()</text:span><text:span text:style-name="T9"> function to set the interrupt enable flag.</text:span></text:p>
      <text:p text:style-name="P9"/>
      <text:p text:style-name="P10">The <text:span text:style-name="T1">ISR()</text:span> function is the interrupt service routine. <text:s/>This is what is used to increment the counter for how many milliseconds we are currently at. <text:s/><text:span text:style-name="T10">We need to use TIMER0_COMPA_vect in the ISR() to check for the interrupt.</text:span></text:p>
      <text:p text:style-name="P10"/>
      <text:p text:style-name="P11"><text:soft-page-break/>Currently, <text:span text:style-name="T11">the maximum number of knocks is 10. <text:s/>That could change, though. <text:s/>The function that compares the two knock sequences will have a threshold in the future that will make it easier to get the same knock sequence. <text:s/>The function that checks the code returns 0 on success, 1 when # of knocks don't match, and 2 when the knock times don't match.</text:span></text:p>
      <text:p text:style-name="P9"/>
      <text:p text:style-name="P12">Use the <text:span text:style-name="T1">ADMUX</text:span> register to setup the A to D converter reference voltage and choose the correct signal. <text:s/>I'm using signal 5 currently and we need to set bit 6 to a 1 and bits <text:span text:style-name="T12">2</text:span> and <text:span text:style-name="T12">0</text:span> to a 1 for channel 5.</text:p>
      <text:p text:style-name="P12"/>
      <text:p text:style-name="P13">Next, need <text:span text:style-name="T1">ADCSRA </text:span>register. <text:s/>The ADC uses interrupts, so we set that here. <text:s/>We need to set ADEN, which enables the ADC. <text:s/>Also need to set the ADIE bit to enable interrupts from the ADC. <text:span text:style-name="T13">We then need to set the pre-scalar value to the max of 128. <text:s/>To do this, set ADPS0-2. <text:s/></text:span></text:p>
      <text:p text:style-name="P13"/>
      <text:p text:style-name="P13"><text:span text:style-name="T13">Final thing we need is to disable digitial input buffer in the </text:span><text:span text:style-name="T3">DIDR0 </text:span><text:span text:style-name="T14">register. <text:s/>To do this, set the ADC5D bit in the register.</text:span></text:p>
      <text:p text:style-name="P13"/>
      <text:p text:style-name="P14">When a knock sequence is accepted, we write the knock number and the knock times to eeprom in case the device loses power. <text:s/>In address 0x00 of eeprom we write the knock number. <text:s/>Starting at address 0x04, we write the knock time values. <text:s/>Setting address 0x00 to 0 will effectively “clear” the eeprom since the program will not read the knock times. <text:s/>The knock times at this point are considered junk.</text:p>
      <text:p text:style-name="P14"/>
      <text:p text:style-name="P15">TX serial is used to transmit data to an Arduino for debugging. <text:s/><text:span text:style-name="T17">No receiving of ttl serial data is needed.</text:span> <text:s/><text:span text:style-name="T17">Need to set the BAUD rate in UBRRL and UBRRH registers. <text:s/>Then enable the TX pin in UCSR0B register. <text:s/>Need to set bits UCSZ01 and UCSZ00 in the UCSR0C register. <text:s/>To send data, write the data to the </text:span><text:span text:style-name="T4">U</text:span><text:span text:style-name="T5">D</text:span><text:span text:style-name="T4">R0</text:span><text:span text:style-name="T18"> register.</text:span></text:p>
      <text:p text:style-name="P15"/>
      <text:p text:style-name="P1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03T18:40:25.475000000</meta:creation-date>
    <dc:date>2014-10-13T22:56:31.102000000</dc:date>
    <meta:editing-duration>PT9H8M31S</meta:editing-duration>
    <meta:editing-cycles>28</meta:editing-cycles>
    <meta:generator>LibreOffice/4.2.5.2$Windows_x86 LibreOffice_project/61cb170a04bb1f12e77c884eab9192be736ec5f5</meta:generator>
    <meta:document-statistic meta:table-count="3" meta:image-count="0" meta:object-count="0" meta:page-count="2" meta:paragraph-count="70" meta:word-count="724" meta:character-count="3582" meta:non-whitespace-character-count="2893"/>
  </office:meta>
</office:document-meta>
</file>